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top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635cm"/>
    </style:style>
    <style:style style:name="gr6" style:family="graphic" style:parent-style-name="standard">
      <style:graphic-properties draw:stroke="none" draw:textarea-horizontal-align="center" draw:textarea-vertical-align="top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808080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text-align="center" fo:text-indent="0cm"/>
      <style:text-properties fo:font-size="14pt"/>
    </style:style>
    <style:style style:name="P7" style:family="paragraph">
      <style:paragraph-properties fo:margin-left="0cm" fo:margin-right="0cm" fo:text-indent="0cm"/>
      <style:text-properties fo:font-size="10.5pt" fo:font-weight="bold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margin-left="0cm" fo:margin-right="0cm" fo:text-align="center" fo:text-indent="0cm"/>
      <style:text-properties fo:font-size="11pt" fo:font-weight="bold"/>
    </style:style>
    <style:style style:name="P10" style:family="paragraph">
      <style:paragraph-properties fo:margin-left="0cm" fo:margin-right="0cm" fo:text-align="center" fo:text-indent="0cm"/>
      <style:text-properties fo:font-size="14pt" style:text-underline-style="none"/>
    </style:style>
    <style:style style:name="P11" style:family="paragraph">
      <style:paragraph-properties fo:margin-left="0cm" fo:margin-right="0cm" fo:text-align="center" fo:text-indent="0cm"/>
      <style:text-properties fo:font-size="12pt" fo:font-weight="bold"/>
    </style:style>
    <style:style style:name="P12" style:family="paragraph">
      <style:paragraph-properties fo:margin-left="0cm" fo:margin-right="0cm" fo:text-align="center" fo:text-indent="0cm"/>
      <style:text-properties fo:font-size="10.5pt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0.5pt" style:text-underline-style="none"/>
    </style:style>
    <style:style style:name="T4" style:family="text">
      <style:text-properties fo:font-size="14pt"/>
    </style:style>
    <style:style style:name="T5" style:family="text">
      <style:text-properties fo:font-size="10.5pt" fo:font-weight="bold"/>
    </style:style>
    <style:style style:name="T6" style:family="text">
      <style:text-properties fo:font-size="12pt" fo:font-weight="bold"/>
    </style:style>
    <style:style style:name="T7" style:family="text">
      <style:text-properties fo:font-size="12pt"/>
    </style:style>
    <style:style style:name="T8" style:family="text">
      <style:text-properties fo:font-size="11pt" fo:font-weight="bold"/>
    </style:style>
    <style:style style:name="T9" style:family="text">
      <style:text-properties fo:font-size="10.5pt"/>
    </style:style>
    <style:style style:name="T10" style:family="text">
      <style:text-properties fo:font-size="14pt" style:text-underline-style="none"/>
    </style:style>
    <style:style style:name="T11" style:family="text">
      <style:text-properties fo:font-size="10.5pt" fo:font-weight="normal"/>
    </style:style>
    <style:style style:name="T12" style:family="text">
      <style:text-properties fo:font-size="10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.67cm" svg:height="20.32cm" svg:x="0.635cm" svg:y="0.635cm">
          <text:p/>
        </draw:rect>
        <draw:rect draw:style-name="gr2" draw:text-style-name="P1" draw:layer="layout" svg:width="25.4cm" svg:height="1.905cm" svg:x="1.27cm" svg:y="0.82cm">
          <text:p text:style-name="P2"><text:span text:style-name="T1">Connection Handling</text:span></text:p>
          <text:p text:style-name="P2">LDAP<text:tab/>LDAPS<text:tab/><text:tab/>DSML<text:tab/><text:tab/>DNS<text:tab/><text:tab/>Radius<text:tab/><text:tab/>Kerberos<text:tab/><text:tab/><text:tab/><text:tab/></text:p>
        </draw:rect>
        <draw:rect draw:style-name="gr2" draw:text-style-name="P4" draw:layer="layout" svg:width="17.78cm" svg:height="1.905cm" svg:x="1.27cm" svg:y="2.985cm">
          <text:p text:style-name="P2"><text:span text:style-name="T2">Extensibility</text:span></text:p>
          <text:p text:style-name="P2"><text:span text:style-name="T3">SASL, extended operations, password policy, syntax checking,</text:span></text:p>
          <text:p text:style-name="P2"><text:span text:style-name="T3">Plugin API: pre-parse, pre-op, post-op, pre-response, post-connect, post-disconnect and search-result-entry</text:span></text:p>
          <text:p text:style-name="P3"><text:span text:style-name="T3"/></text:p>
        </draw:rect>
        <draw:g>
          <draw:rect draw:style-name="gr2" draw:text-style-name="P5" draw:layer="layout" svg:width="13.335cm" svg:height="9.525cm" svg:x="1.245cm" svg:y="5.15cm">
            <text:p text:style-name="P2"><text:span text:style-name="T1">Back-end</text:span></text:p>
          </draw:rect>
          <draw:g>
            <draw:rect draw:style-name="gr3" draw:text-style-name="P6" draw:layer="layout" svg:width="6.985cm" svg:height="5.08cm" svg:x="1.63cm" svg:y="6.185cm">
              <text:p text:style-name="P2"><text:span text:style-name="T4">Data Stores</text:span></text:p>
            </draw:rect>
            <draw:g>
              <draw:custom-shape draw:style-name="gr4" draw:layer="layout" svg:width="1.27cm" svg:height="1.27cm" svg:x="2.265cm" svg:y="7.555cm">
                <draw:glue-point draw:id="9" svg:x="4.996cm" svg:y="2.494cm"/>
                <draw:glue-point draw:id="10" svg:x="4.996cm" svg:y="0cm"/>
                <draw:glue-point draw:id="11" svg:x="0cm" svg:y="4.996cm"/>
                <draw:glue-point draw:id="12" svg:x="4.996cm" svg:y="10cm"/>
                <draw:glue-point draw:id="13" svg:x="10cm" svg:y="4.996cm"/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5" draw:text-style-name="P7" draw:layer="layout" svg:width="2.54cm" svg:height="0.885cm" svg:x="1.63cm" svg:y="6.925cm">
                <draw:text-box>
                  <text:p text:style-name="P2"><text:span text:style-name="T5">Local DB(s)</text:span></text:p>
                </draw:text-box>
              </draw:frame>
            </draw:g>
            <draw:g>
              <draw:rect draw:style-name="gr6" draw:text-style-name="P8" draw:layer="layout" svg:width="3.81cm" svg:height="1.905cm" svg:x="4.57cm" svg:y="7.155cm">
                <text:p text:style-name="P2"><text:span text:style-name="T6">Remote LDAP</text:span></text:p>
                <text:p text:style-name="P2"><text:span text:style-name="T7"/></text:p>
                <text:p text:style-name="P2"><text:span text:style-name="T7">Proxy <text:s text:c="5"/>Chained</text:span></text:p>
              </draw:rect>
              <draw:line draw:style-name="gr7" draw:text-style-name="P1" draw:layer="layout" svg:x1="5.99cm" svg:y1="8.3cm" svg:x2="6.625cm" svg:y2="7.665cm">
                <text:p/>
              </draw:line>
              <draw:line draw:style-name="gr7" draw:text-style-name="P1" draw:layer="layout" svg:x1="7.26cm" svg:y1="8.25cm" svg:x2="6.625cm" svg:y2="7.615cm">
                <text:p/>
              </draw:line>
            </draw:g>
            <draw:g>
              <draw:rect draw:style-name="gr6" draw:text-style-name="P8" draw:layer="layout" svg:width="3.81cm" svg:height="1.905cm" svg:x="1.73cm" svg:y="9.16cm">
                <text:p text:style-name="P2"><text:span text:style-name="T6">Virtual</text:span></text:p>
                <text:p text:style-name="P2"><text:span text:style-name="T7"/></text:p>
                <text:p text:style-name="P2"><text:span text:style-name="T7">AD, SQL, Text, etc.</text:span></text:p>
              </draw:rect>
              <draw:line draw:style-name="gr7" draw:text-style-name="P1" draw:layer="layout" svg:x1="3cm" svg:y1="10.23cm" svg:x2="3.635cm" svg:y2="9.595cm">
                <text:p/>
              </draw:line>
              <draw:line draw:style-name="gr7" draw:text-style-name="P1" draw:layer="layout" svg:x1="4.27cm" svg:y1="10.23cm" svg:x2="3.635cm" svg:y2="9.595cm">
                <text:p/>
              </draw:line>
            </draw:g>
            <draw:g>
              <draw:custom-shape draw:style-name="gr4" draw:layer="layout" svg:width="0.635cm" svg:height="0.635cm" svg:x="5.84cm" svg:y="10.03cm">
                <draw:glue-point draw:id="9" svg:x="5cm" svg:y="2.5cm"/>
                <draw:glue-point draw:id="10" svg:x="5cm" svg:y="0cm"/>
                <draw:glue-point draw:id="11" svg:x="0cm" svg:y="5cm"/>
                <draw:glue-point draw:id="12" svg:x="5cm" svg:y="10cm"/>
                <draw:glue-point draw:id="13" svg:x="10cm" svg:y="5cm"/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layer="layout" svg:width="0.635cm" svg:height="0.635cm" svg:x="5.841cm" svg:y="10.031cm">
                <draw:glue-point draw:id="9" svg:x="5cm" svg:y="2.5cm"/>
                <draw:glue-point draw:id="10" svg:x="5cm" svg:y="0cm"/>
                <draw:glue-point draw:id="11" svg:x="0cm" svg:y="5cm"/>
                <draw:glue-point draw:id="12" svg:x="5cm" svg:y="10cm"/>
                <draw:glue-point draw:id="13" svg:x="10cm" svg:y="5cm"/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layer="layout" svg:width="0.635cm" svg:height="0.635cm" svg:x="6.641cm" svg:y="10.031cm">
                <draw:glue-point draw:id="9" svg:x="5cm" svg:y="2.5cm"/>
                <draw:glue-point draw:id="10" svg:x="5cm" svg:y="0cm"/>
                <draw:glue-point draw:id="11" svg:x="0cm" svg:y="5cm"/>
                <draw:glue-point draw:id="12" svg:x="5cm" svg:y="10cm"/>
                <draw:glue-point draw:id="13" svg:x="10cm" svg:y="5cm"/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layer="layout" svg:width="0.635cm" svg:height="0.635cm" svg:x="7.441cm" svg:y="10.031cm">
                <draw:glue-point draw:id="9" svg:x="5cm" svg:y="2.5cm"/>
                <draw:glue-point draw:id="10" svg:x="5cm" svg:y="0cm"/>
                <draw:glue-point draw:id="11" svg:x="0cm" svg:y="5cm"/>
                <draw:glue-point draw:id="12" svg:x="5cm" svg:y="10cm"/>
                <draw:glue-point draw:id="13" svg:x="10cm" svg:y="5cm"/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frame draw:style-name="gr8" draw:text-style-name="P9" draw:layer="layout" svg:width="3.81cm" svg:height="1.27cm" svg:x="5.005cm" svg:y="9.395cm">
                <draw:text-box>
                  <text:p text:style-name="P2"><text:span text:style-name="T8">Chained</text:span></text:p>
                </draw:text-box>
              </draw:frame>
            </draw:g>
          </draw:g>
          <draw:rect draw:style-name="gr3" draw:text-style-name="P6" draw:layer="layout" svg:width="5.164cm" svg:height="1.438cm" svg:x="8.931cm" svg:y="6.185cm">
            <text:p text:style-name="P2"><text:span text:style-name="T4">Caching</text:span></text:p>
            <text:p text:style-name="P3"><text:span text:style-name="T9">- Static and Dynamic Pools</text:span></text:p>
            <text:p text:style-name="P3"><text:span text:style-name="T9">- Volatile Attributes?</text:span></text:p>
          </draw:rect>
          <draw:rect draw:style-name="gr3" draw:text-style-name="P6" draw:layer="layout" svg:width="5.156cm" svg:height="3.556cm" svg:x="8.931cm" svg:y="7.69cm">
            <text:p text:style-name="P2"><text:span text:style-name="T4">Indexing</text:span></text:p>
            <text:p text:style-name="P3"><text:span text:style-name="T9">-Presence</text:span></text:p>
            <text:p text:style-name="P3"><text:span text:style-name="T9">-Equality</text:span></text:p>
            <text:p text:style-name="P3"><text:span text:style-name="T9">-Substring</text:span></text:p>
            <text:p text:style-name="P3"><text:span text:style-name="T9">-Approximate</text:span></text:p>
            <text:p text:style-name="P3"><text:span text:style-name="T9">-Extensible Matching</text:span></text:p>
            <text:p text:style-name="P3"><text:span text:style-name="T9">-Browsing/VLV/Sorting</text:span></text:p>
          </draw:rect>
          <draw:rect draw:style-name="gr3" draw:text-style-name="P6" draw:layer="layout" svg:width="12.416cm" svg:height="2.54cm" svg:x="1.679cm" svg:y="11.5cm">
            <text:p text:style-name="P2"><text:span text:style-name="T4">Maintenance</text:span></text:p>
            <text:p text:style-name="P2"><text:span text:style-name="T9"/></text:p>
            <text:p text:style-name="P2"><text:span text:style-name="T9">Backup, Restore, Import, Export, Incremental Backup, Incremental Restore,</text:span></text:p>
            <text:p text:style-name="P2"><text:span text:style-name="T9">Upgrade, Transactions??? (Roll Back)</text:span></text:p>
          </draw:rect>
        </draw:g>
        <draw:rect draw:style-name="gr2" draw:text-style-name="P2" draw:layer="layout" svg:width="11.805cm" svg:height="9.525cm" svg:x="14.865cm" svg:y="5.165cm">
          <text:p text:style-name="P2"><text:span text:style-name="T1">Loggers</text:span></text:p>
          <text:p text:style-name="P2">Access, Audit, Error and Debug</text:p>
        </draw:rect>
        <draw:rect draw:style-name="gr3" draw:text-style-name="P10" draw:layer="layout" svg:width="10.16cm" svg:height="6.35cm" svg:x="15.875cm" svg:y="7.17cm">
          <text:p text:style-name="P2"><text:span text:style-name="T10">Filterable Views</text:span></text:p>
        </draw:rect>
        <draw:rect draw:style-name="gr9" draw:text-style-name="P11" draw:layer="layout" svg:width="9.525cm" svg:height="1.745cm" svg:x="16.285cm" svg:y="7.99cm">
          <text:p text:style-name="P2"><text:span text:style-name="T6">Plug-able Repositories</text:span></text:p>
          <text:p text:style-name="P2"><text:span text:style-name="T6"/></text:p>
          <text:p text:style-name="P2"><text:span text:style-name="T11">Local Disk, MQ, DB, email, Syslog, etc.</text:span></text:p>
        </draw:rect>
        <draw:rect draw:style-name="gr9" draw:text-style-name="P11" draw:layer="layout" svg:width="4.034cm" svg:height="1.11cm" svg:x="16.286cm" svg:y="9.87cm">
          <text:p text:style-name="P2"><text:span text:style-name="T6">Signing &amp;</text:span></text:p>
          <text:p text:style-name="P2"><text:span text:style-name="T6">Tamper Evident</text:span></text:p>
        </draw:rect>
        <draw:rect draw:style-name="gr9" draw:text-style-name="P11" draw:layer="layout" svg:width="4.034cm" svg:height="1.11cm" svg:x="21.761cm" svg:y="9.87cm">
          <text:p text:style-name="P2"><text:span text:style-name="T6">Localization</text:span></text:p>
        </draw:rect>
        <draw:rect draw:style-name="gr9" draw:text-style-name="P11" draw:layer="layout" svg:width="9.525cm" svg:height="1.745cm" svg:x="16.286cm" svg:y="11.141cm">
          <text:p text:style-name="P2"><text:span text:style-name="T6">Alerting/Notification</text:span></text:p>
          <text:p text:style-name="P2"><text:span text:style-name="T6"/></text:p>
          <text:p text:style-name="P2"><text:span text:style-name="T11">Workflow, MQ, SNMP, email, pager, SMS, etc.</text:span></text:p>
        </draw:rect>
        <draw:rect draw:style-name="gr2" draw:text-style-name="P5" draw:layer="layout" svg:width="11.43cm" svg:height="4.445cm" svg:x="1.27cm" svg:y="14.865cm">
          <text:p text:style-name="P2"><text:span text:style-name="T1">Configuration</text:span></text:p>
        </draw:rect>
        <draw:rect draw:style-name="gr3" draw:text-style-name="P6" draw:layer="layout" svg:width="5.08cm" svg:height="3.175cm" svg:x="1.505cm" svg:y="15.97cm">
          <text:p text:style-name="P2"><text:span text:style-name="T4">Repository</text:span></text:p>
        </draw:rect>
        <draw:rect draw:style-name="gr3" draw:text-style-name="P6" draw:layer="layout" svg:width="5.08cm" svg:height="3.175cm" svg:x="7.335cm" svg:y="15.96cm">
          <text:p text:style-name="P2"><text:span text:style-name="T4">Interface</text:span></text:p>
          <text:p text:style-name="P3"><text:span text:style-name="T9">- HTTP</text:span></text:p>
          <text:p text:style-name="P3"><text:span text:style-name="T9">- Protocol</text:span></text:p>
          <text:p text:style-name="P3"><text:span text:style-name="T9">- JMX</text:span></text:p>
          <text:p text:style-name="P3"><text:span text:style-name="T9">- Command Line (shell?)</text:span></text:p>
          <text:p text:style-name="P3"><text:span text:style-name="T9">- Plug-able/scriptable</text:span></text:p>
          <text:p text:style-name="P3"><text:span text:style-name="T9">- Tasks</text:span></text:p>
        </draw:rect>
        <draw:g>
          <draw:custom-shape draw:style-name="gr10" draw:layer="layout" svg:width="1.27cm" svg:height="1.27cm" svg:x="1.905cm" svg:y="16.77cm">
            <draw:glue-point draw:id="9" svg:x="4.996cm" svg:y="2.494cm"/>
            <draw:glue-point draw:id="10" svg:x="4.996cm" svg:y="0cm"/>
            <draw:glue-point draw:id="11" svg:x="0cm" svg:y="4.996cm"/>
            <draw:glue-point draw:id="12" svg:x="4.996cm" svg:y="10cm"/>
            <draw:glue-point draw:id="13" svg:x="10cm" svg:y="4.996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" draw:text-style-name="P12" draw:layer="layout" svg:width="1.905cm" svg:height="0.662cm" svg:x="1.58cm" svg:y="18.05cm">
            <draw:text-box>
              <text:p text:style-name="P2"><text:span text:style-name="T5">Local</text:span></text:p>
            </draw:text-box>
          </draw:frame>
        </draw:g>
        <draw:g>
          <draw:g>
            <draw:custom-shape draw:style-name="gr10" draw:layer="layout" svg:width="1.27cm" svg:height="1.27cm" svg:x="4.506cm" svg:y="16.77cm">
              <draw:glue-point draw:id="9" svg:x="4.996cm" svg:y="2.494cm"/>
              <draw:glue-point draw:id="10" svg:x="4.996cm" svg:y="0cm"/>
              <draw:glue-point draw:id="11" svg:x="0cm" svg:y="4.996cm"/>
              <draw:glue-point draw:id="12" svg:x="4.996cm" svg:y="10cm"/>
              <draw:glue-point draw:id="13" svg:x="10cm" svg:y="4.996cm"/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1" draw:text-style-name="P12" draw:layer="layout" svg:width="1.905cm" svg:height="0.662cm" svg:x="4.181cm" svg:y="18.05cm">
              <draw:text-box>
                <text:p text:style-name="P2"><text:span text:style-name="T5">Shared</text:span></text:p>
              </draw:text-box>
            </draw:frame>
          </draw:g>
          <draw:custom-shape draw:style-name="gr4" draw:layer="layout" svg:width="0.92cm" svg:height="0.87cm" svg:x="4.695cm" svg:y="17.12cm">
            <text:p/>
  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</draw:g>
        <draw:rect draw:style-name="gr2" draw:text-style-name="P5" draw:layer="layout" svg:width="10.62cm" svg:height="4.445cm" svg:x="12.875cm" svg:y="14.865cm">
          <text:p text:style-name="P2"><text:span text:style-name="T1">Monitoring</text:span></text:p>
        </draw:rect>
        <draw:rect draw:style-name="gr3" draw:text-style-name="P6" draw:layer="layout" svg:width="5.33cm" svg:height="2.715cm" svg:x="13.085cm" svg:y="15.96cm">
          <text:p text:style-name="P2"><text:span text:style-name="T4">Instrumentation</text:span></text:p>
          <text:p text:style-name="P3"><text:span text:style-name="T9">- Database</text:span></text:p>
          <text:p text:style-name="P3"><text:span text:style-name="T9">- Server (busy,load,availability)</text:span></text:p>
          <text:p text:style-name="P3"><text:span text:style-name="T9">- Client</text:span></text:p>
          <text:p text:style-name="P3"><text:span text:style-name="T9">- Quality of Service</text:span></text:p>
          <text:p text:style-name="P3"><text:span text:style-name="T9">- Status</text:span></text:p>
        </draw:rect>
        <draw:rect draw:style-name="gr3" draw:text-style-name="P6" draw:layer="layout" svg:width="4.445cm" svg:height="2.715cm" svg:x="18.736cm" svg:y="15.96cm">
          <text:p text:style-name="P2"><text:span text:style-name="T4">Notification</text:span></text:p>
          <text:p text:style-name="P3"><text:span text:style-name="T9">- SMNP</text:span></text:p>
          <text:p text:style-name="P3"><text:span text:style-name="T9">- Protocol</text:span></text:p>
          <text:p text:style-name="P3"><text:span text:style-name="T9">- JMX</text:span></text:p>
        </draw:rect>
        <draw:rect draw:style-name="gr12" draw:text-style-name="P4" draw:layer="layout" svg:width="6.985cm" svg:height="1.905cm" svg:x="19.685cm" svg:y="2.986cm">
          <text:p text:style-name="P2"><text:span text:style-name="T1">Adaptive Work Queue</text:span></text:p>
        </draw:rect>
        <draw:rect draw:style-name="gr3" draw:text-style-name="P6" draw:layer="layout" svg:width="3.475cm" svg:height="1.27cm" svg:x="22.635cm" svg:y="1.145cm">
          <text:p text:style-name="P2"><text:span text:style-name="T4">Embedded</text:span></text:p>
          <text:p text:style-name="P2"><text:span text:style-name="T9">Application API</text:span></text:p>
        </draw:rect>
        <draw:rect draw:style-name="gr2" draw:text-style-name="P5" draw:layer="layout" svg:width="2.895cm" svg:height="4.445cm" svg:x="23.775cm" svg:y="14.866cm">
          <text:p text:style-name="P2"><text:span text:style-name="T1">ACL</text:span></text:p>
          <text:p text:style-name="P3"><text:span text:style-name="T3"/></text:p>
          <text:p text:style-name="P3"><text:span text:style-name="T3">-Connection</text:span></text:p>
          <text:p text:style-name="P3"><text:span text:style-name="T3">-User</text:span></text:p>
          <text:p text:style-name="P3"><text:span text:style-name="T3">-Operation</text:span></text:p>
          <text:p text:style-name="P3"><text:span text:style-name="T3">-Data</text:span></text:p>
          <text:p text:style-name="P3"><text:span text:style-name="T3">-Auth level</text:span></text:p>
          <text:p text:style-name="P3"><text:span text:style-name="T3">-Location</text:span></text:p>
        </draw:rect>
        <draw:rect draw:style-name="gr2" draw:text-style-name="P4" draw:layer="layout" svg:width="25.4cm" svg:height="1.27cm" svg:x="1.27cm" svg:y="19.485cm">
          <text:p text:style-name="P2"><text:span text:style-name="T1">Synch</text:span></text:p>
          <text:p text:style-name="P2"><text:span text:style-name="T12">Distributed Atomicity, Configuration, MQ Integration, Replication (priority, filtered, fractional, assured, synchronous, sub-tree, local data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x86 OpenOffice.org_project/680m5$Build-9036</meta:generator>
    <meta:initial-creator>Stephen Shoaff</meta:initial-creator>
    <meta:creation-date>2005-04-06T11:21:07</meta:creation-date>
    <dc:creator>Neil Wilson</dc:creator>
    <dc:date>2006-07-25T16:47:15</dc:date>
    <meta:printed-by>Stephen Shoaff</meta:printed-by>
    <meta:print-date>2005-04-06T13:57:01</meta:print-date>
    <dc:language>en-US</dc:language>
    <meta:editing-cycles>30</meta:editing-cycles>
    <meta:editing-duration>PT3H18M14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